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9.4cm" table:align="margins"/>
    </style:style>
    <style:style style:name="Tabelle22.A" style:family="table-column">
      <style:table-column-properties style:column-width="3.388cm" style:rel-column-width="23624*"/>
    </style:style>
    <style:style style:name="Tabelle22.B" style:family="table-column">
      <style:table-column-properties style:column-width="6.011cm" style:rel-column-width="41911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22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0" style:family="table">
      <style:table-properties style:width="9.4cm" table:align="margins"/>
    </style:style>
    <style:style style:name="Tabelle20.A" style:family="table-column">
      <style:table-column-properties style:column-width="3.388cm" style:rel-column-width="23624*"/>
    </style:style>
    <style:style style:name="Tabelle20.B" style:family="table-column">
      <style:table-column-properties style:column-width="6.011cm" style:rel-column-width="41911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20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9" style:family="table">
      <style:table-properties style:width="9.4cm" table:align="margins"/>
    </style:style>
    <style:style style:name="Tabelle19.A" style:family="table-column">
      <style:table-column-properties style:column-width="3.388cm" style:rel-column-width="23624*"/>
    </style:style>
    <style:style style:name="Tabelle19.B" style:family="table-column">
      <style:table-column-properties style:column-width="6.011cm" style:rel-column-width="41911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9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8" style:family="table">
      <style:table-properties style:width="9.4cm" table:align="margins"/>
    </style:style>
    <style:style style:name="Tabelle18.A" style:family="table-column">
      <style:table-column-properties style:column-width="3.388cm" style:rel-column-width="23624*"/>
    </style:style>
    <style:style style:name="Tabelle18.B" style:family="table-column">
      <style:table-column-properties style:column-width="6.011cm" style:rel-column-width="41911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8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7" style:family="table">
      <style:table-properties style:width="9.4cm" table:align="margins"/>
    </style:style>
    <style:style style:name="Tabelle17.A" style:family="table-column">
      <style:table-column-properties style:column-width="3.388cm" style:rel-column-width="23624*"/>
    </style:style>
    <style:style style:name="Tabelle17.B" style:family="table-column">
      <style:table-column-properties style:column-width="6.011cm" style:rel-column-width="41911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7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6" style:family="table">
      <style:table-properties style:width="9.4cm" table:align="margins"/>
    </style:style>
    <style:style style:name="Tabelle16.A" style:family="table-column">
      <style:table-column-properties style:column-width="3.388cm" style:rel-column-width="23624*"/>
    </style:style>
    <style:style style:name="Tabelle16.B" style:family="table-column">
      <style:table-column-properties style:column-width="6.011cm" style:rel-column-width="41911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6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5" style:family="table">
      <style:table-properties style:width="9.4cm" table:align="margins"/>
    </style:style>
    <style:style style:name="Tabelle15.A" style:family="table-column">
      <style:table-column-properties style:column-width="3.388cm" style:rel-column-width="23624*"/>
    </style:style>
    <style:style style:name="Tabelle15.B" style:family="table-column">
      <style:table-column-properties style:column-width="6.011cm" style:rel-column-width="41911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4" style:family="table">
      <style:table-properties style:width="9.4cm" table:align="margins"/>
    </style:style>
    <style:style style:name="Tabelle14.A" style:family="table-column">
      <style:table-column-properties style:column-width="3.388cm" style:rel-column-width="23624*"/>
    </style:style>
    <style:style style:name="Tabelle14.B" style:family="table-column">
      <style:table-column-properties style:column-width="6.011cm" style:rel-column-width="41911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4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3" style:family="table">
      <style:table-properties style:width="9.4cm" table:align="margins"/>
    </style:style>
    <style:style style:name="Tabelle13.A" style:family="table-column">
      <style:table-column-properties style:column-width="3.388cm" style:rel-column-width="23624*"/>
    </style:style>
    <style:style style:name="Tabelle13.B" style:family="table-column">
      <style:table-column-properties style:column-width="6.011cm" style:rel-column-width="41911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3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9.4cm" table:align="margins"/>
    </style:style>
    <style:style style:name="Tabelle12.A" style:family="table-column">
      <style:table-column-properties style:column-width="3.388cm" style:rel-column-width="23624*"/>
    </style:style>
    <style:style style:name="Tabelle12.B" style:family="table-column">
      <style:table-column-properties style:column-width="6.011cm" style:rel-column-width="41911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2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1" style:family="table">
      <style:table-properties style:width="9.4cm" table:align="margins"/>
    </style:style>
    <style:style style:name="Tabelle11.A" style:family="table-column">
      <style:table-column-properties style:column-width="3.388cm" style:rel-column-width="23624*"/>
    </style:style>
    <style:style style:name="Tabelle11.B" style:family="table-column">
      <style:table-column-properties style:column-width="6.011cm" style:rel-column-width="4191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1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" style:family="table">
      <style:table-properties style:width="9.4cm" table:align="margins"/>
    </style:style>
    <style:style style:name="Tabelle10.A" style:family="table-column">
      <style:table-column-properties style:column-width="3.388cm" style:rel-column-width="23624*"/>
    </style:style>
    <style:style style:name="Tabelle10.B" style:family="table-column">
      <style:table-column-properties style:column-width="6.011cm" style:rel-column-width="41911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10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" style:family="table">
      <style:table-properties style:width="9.4cm" table:align="margins"/>
    </style:style>
    <style:style style:name="Tabelle9.A" style:family="table-column">
      <style:table-column-properties style:column-width="3.388cm" style:rel-column-width="23624*"/>
    </style:style>
    <style:style style:name="Tabelle9.B" style:family="table-column">
      <style:table-column-properties style:column-width="6.011cm" style:rel-column-width="4191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9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8" style:family="table">
      <style:table-properties style:width="9.4cm" table:align="margins"/>
    </style:style>
    <style:style style:name="Tabelle8.A" style:family="table-column">
      <style:table-column-properties style:column-width="3.388cm" style:rel-column-width="23624*"/>
    </style:style>
    <style:style style:name="Tabelle8.B" style:family="table-column">
      <style:table-column-properties style:column-width="6.011cm" style:rel-column-width="41911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8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9.4cm" table:align="margins"/>
    </style:style>
    <style:style style:name="Tabelle7.A" style:family="table-column">
      <style:table-column-properties style:column-width="3.388cm" style:rel-column-width="23624*"/>
    </style:style>
    <style:style style:name="Tabelle7.B" style:family="table-column">
      <style:table-column-properties style:column-width="6.011cm" style:rel-column-width="41911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7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9.4cm" table:align="margins"/>
    </style:style>
    <style:style style:name="Tabelle6.A" style:family="table-column">
      <style:table-column-properties style:column-width="3.388cm" style:rel-column-width="23624*"/>
    </style:style>
    <style:style style:name="Tabelle6.B" style:family="table-column">
      <style:table-column-properties style:column-width="6.011cm" style:rel-column-width="41911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6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9.4cm" table:align="margins"/>
    </style:style>
    <style:style style:name="Tabelle5.A" style:family="table-column">
      <style:table-column-properties style:column-width="3.388cm" style:rel-column-width="23624*"/>
    </style:style>
    <style:style style:name="Tabelle5.B" style:family="table-column">
      <style:table-column-properties style:column-width="6.011cm" style:rel-column-width="4191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5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9.4cm" table:align="margins"/>
    </style:style>
    <style:style style:name="Tabelle4.A" style:family="table-column">
      <style:table-column-properties style:column-width="3.388cm" style:rel-column-width="23624*"/>
    </style:style>
    <style:style style:name="Tabelle4.B" style:family="table-column">
      <style:table-column-properties style:column-width="6.011cm" style:rel-column-width="41911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4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9.4cm" table:align="margins"/>
    </style:style>
    <style:style style:name="Tabelle3.A" style:family="table-column">
      <style:table-column-properties style:column-width="3.388cm" style:rel-column-width="23624*"/>
    </style:style>
    <style:style style:name="Tabelle3.B" style:family="table-column">
      <style:table-column-properties style:column-width="6.011cm" style:rel-column-width="4191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9.001cm" table:align="margins" style:shadow="none"/>
    </style:style>
    <style:style style:name="Tabelle1.A" style:family="table-column">
      <style:table-column-properties style:column-width="3.08cm" style:rel-column-width="10622*"/>
    </style:style>
    <style:style style:name="Tabelle1.B" style:family="table-column">
      <style:table-column-properties style:column-width="7.96cm" style:rel-column-width="27456*"/>
    </style:style>
    <style:style style:name="Tabelle1.C" style:family="table-column">
      <style:table-column-properties style:column-width="7.96cm" style:rel-column-width="27457*"/>
    </style:style>
    <style:style style:name="Tabelle1.A1" style:family="table-cell">
      <style:table-cell-properties fo:padding="0cm" fo:border="0.002cm solid #000000"/>
    </style:style>
    <style:style style:name="Tabelle1.B1" style:family="table-cell">
      <style:table-cell-properties fo:padding="0cm" fo:border-left="0.002cm solid #000000" fo:border-right="none" fo:border-top="0.002cm solid #000000" fo:border-bottom="0.002cm solid #000000"/>
    </style:style>
    <style:style style:name="Tabelle1.A2" style:family="table-cell">
      <style:table-cell-properties fo:padding="0cm" fo:border-left="0.002cm solid #000000" fo:border-right="0.002cm solid #000000" fo:border-top="none" fo:border-bottom="0.002cm solid #000000"/>
    </style:style>
    <style:style style:name="Tabelle1.B2" style:family="table-cell">
      <style:table-cell-properties fo:padding="0cm" fo:border-left="0.002cm solid #000000" fo:border-right="none" fo:border-top="none" fo:border-bottom="0.002cm solid #000000"/>
    </style:style>
    <style:style style:name="Tabelle1.3" style:family="table-row">
      <style:table-row-properties style:min-row-height="0.995cm"/>
    </style:style>
    <style:style style:name="Tabelle21" style:family="table">
      <style:table-properties style:width="9.4cm" table:align="margins"/>
    </style:style>
    <style:style style:name="Tabelle21.A" style:family="table-column">
      <style:table-column-properties style:column-width="3.388cm" style:rel-column-width="23624*"/>
    </style:style>
    <style:style style:name="Tabelle21.B" style:family="table-column">
      <style:table-column-properties style:column-width="6.011cm" style:rel-column-width="41911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B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e21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cccccc" style:font-name="Candar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ccccc" style:font-name="Candara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dar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dara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dara"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.307cm" fo:margin-bottom="0.307cm" fo:text-align="start" style:justify-single-word="false"/>
      <style:text-properties fo:color="#000000" style:font-name="Candara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ndara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0030293498921696" text:style-name="L1">
        <text:list-item>
          <text:p text:style-name="P8">Space RPG – Systeme -</text:p>
        </text:list-item>
      </text:list>
      <text:p text:style-name="P5"/>
      <text:p text:style-name="Standard"/>
      <text:p text:style-name="Standard"><draw:frame draw:style-name="fr1" draw:name="Rahmen22" text:anchor-type="paragraph" svg:x="9.601cm" svg:y="22.25cm" svg:width="9.4cm" draw:z-index="19"><draw:text-box fo:min-height="1.93cm"><table:table table:name="Tabelle22" table:style-name="Tabelle22"><table:table-column table:style-name="Tabelle22.A"/><table:table-column table:style-name="Tabelle22.B"/><table:table-row><table:table-cell table:style-name="Tabelle22.A1" office:value-type="string"><text:p text:style-name="P1">Name</text:p></table:table-cell><table:table-cell table:style-name="Tabelle22.B1" office:value-type="string"><text:p text:style-name="P3"/></table:table-cell></table:table-row><table:table-row><table:table-cell table:style-name="Tabelle22.A2" office:value-type="string"><text:p text:style-name="P1">Energiekosten</text:p></table:table-cell><table:table-cell table:style-name="Tabelle22.B2" office:value-type="string"><text:p text:style-name="P1">Funktion</text:p></table:table-cell></table:table-row><table:table-row><table:table-cell table:style-name="Tabelle22.A2" office:value-type="string"><text:p text:style-name="P1">Raumnummer</text:p></table:table-cell><table:table-cell table:style-name="Tabelle22.B3" office:value-type="string"><text:p text:style-name="P3"/></table:table-cell></table:table-row></table:table><text:p text:style-name="Frame_20_contents"/></draw:text-box></draw:frame><draw:frame draw:style-name="fr1" draw:name="Rahmen20" text:anchor-type="paragraph" svg:x="9.601cm" svg:y="20.05cm" svg:width="9.4cm" draw:z-index="18"><draw:text-box fo:min-height="1.93cm"><table:table table:name="Tabelle20" table:style-name="Tabelle20"><table:table-column table:style-name="Tabelle20.A"/><table:table-column table:style-name="Tabelle20.B"/><table:table-row><table:table-cell table:style-name="Tabelle20.A1" office:value-type="string"><text:p text:style-name="P1">Name</text:p></table:table-cell><table:table-cell table:style-name="Tabelle20.B1" office:value-type="string"><text:p text:style-name="P3"/></table:table-cell></table:table-row><table:table-row><table:table-cell table:style-name="Tabelle20.A2" office:value-type="string"><text:p text:style-name="P1">Energiekosten</text:p></table:table-cell><table:table-cell table:style-name="Tabelle20.B2" office:value-type="string"><text:p text:style-name="P1">Funktion</text:p></table:table-cell></table:table-row><table:table-row><table:table-cell table:style-name="Tabelle20.A2" office:value-type="string"><text:p text:style-name="P1">Raumnummer</text:p></table:table-cell><table:table-cell table:style-name="Tabelle20.B3" office:value-type="string"><text:p text:style-name="P3"/></table:table-cell></table:table-row></table:table><text:p text:style-name="Frame_20_contents"/></draw:text-box></draw:frame><draw:frame draw:style-name="fr1" draw:name="Rahmen19" text:anchor-type="paragraph" svg:x="0cm" svg:y="20.05cm" svg:width="9.4cm" draw:z-index="17"><draw:text-box fo:min-height="1.93cm"><table:table table:name="Tabelle19" table:style-name="Tabelle19"><table:table-column table:style-name="Tabelle19.A"/><table:table-column table:style-name="Tabelle19.B"/><table:table-row><table:table-cell table:style-name="Tabelle19.A1" office:value-type="string"><text:p text:style-name="P1">Name</text:p></table:table-cell><table:table-cell table:style-name="Tabelle19.B1" office:value-type="string"><text:p text:style-name="P3"/></table:table-cell></table:table-row><table:table-row><table:table-cell table:style-name="Tabelle19.A2" office:value-type="string"><text:p text:style-name="P1">Energiekosten</text:p></table:table-cell><table:table-cell table:style-name="Tabelle19.B2" office:value-type="string"><text:p text:style-name="P1">Funktion</text:p></table:table-cell></table:table-row><table:table-row><table:table-cell table:style-name="Tabelle19.A2" office:value-type="string"><text:p text:style-name="P1">Raumnummer</text:p></table:table-cell><table:table-cell table:style-name="Tabelle19.B3" office:value-type="string"><text:p text:style-name="P3"/></table:table-cell></table:table-row></table:table><text:p text:style-name="Frame_20_contents"/></draw:text-box></draw:frame><draw:frame draw:style-name="fr1" draw:name="Rahmen18" text:anchor-type="paragraph" svg:x="9.601cm" svg:y="17.851cm" svg:width="9.4cm" draw:z-index="16"><draw:text-box fo:min-height="1.93cm"><table:table table:name="Tabelle18" table:style-name="Tabelle18"><table:table-column table:style-name="Tabelle18.A"/><table:table-column table:style-name="Tabelle18.B"/><table:table-row><table:table-cell table:style-name="Tabelle18.A1" office:value-type="string"><text:p text:style-name="P1">Name</text:p></table:table-cell><table:table-cell table:style-name="Tabelle18.B1" office:value-type="string"><text:p text:style-name="P3"/></table:table-cell></table:table-row><table:table-row><table:table-cell table:style-name="Tabelle18.A2" office:value-type="string"><text:p text:style-name="P1">Energiekosten</text:p></table:table-cell><table:table-cell table:style-name="Tabelle18.B2" office:value-type="string"><text:p text:style-name="P1">Funktion</text:p></table:table-cell></table:table-row><table:table-row><table:table-cell table:style-name="Tabelle18.A2" office:value-type="string"><text:p text:style-name="P1">Raumnummer</text:p></table:table-cell><table:table-cell table:style-name="Tabelle18.B3" office:value-type="string"><text:p text:style-name="P3"/></table:table-cell></table:table-row></table:table><text:p text:style-name="Frame_20_contents"/></draw:text-box></draw:frame><draw:frame draw:style-name="fr1" draw:name="Rahmen17" text:anchor-type="paragraph" svg:x="0cm" svg:y="17.851cm" svg:width="9.4cm" draw:z-index="15"><draw:text-box fo:min-height="1.93cm"><table:table table:name="Tabelle17" table:style-name="Tabelle17"><table:table-column table:style-name="Tabelle17.A"/><table:table-column table:style-name="Tabelle17.B"/><table:table-row><table:table-cell table:style-name="Tabelle17.A1" office:value-type="string"><text:p text:style-name="P1">Name</text:p></table:table-cell><table:table-cell table:style-name="Tabelle17.B1" office:value-type="string"><text:p text:style-name="P3"/></table:table-cell></table:table-row><table:table-row><table:table-cell table:style-name="Tabelle17.A2" office:value-type="string"><text:p text:style-name="P1">Energiekosten</text:p></table:table-cell><table:table-cell table:style-name="Tabelle17.B2" office:value-type="string"><text:p text:style-name="P1">Funktion</text:p></table:table-cell></table:table-row><table:table-row><table:table-cell table:style-name="Tabelle17.A2" office:value-type="string"><text:p text:style-name="P1">Raumnummer</text:p></table:table-cell><table:table-cell table:style-name="Tabelle17.B3" office:value-type="string"><text:p text:style-name="P3"/></table:table-cell></table:table-row></table:table><text:p text:style-name="Frame_20_contents"/></draw:text-box></draw:frame><draw:frame draw:style-name="fr1" draw:name="Rahmen16" text:anchor-type="paragraph" svg:x="0cm" svg:y="15.649cm" svg:width="9.4cm" draw:z-index="14"><draw:text-box fo:min-height="1.93cm"><table:table table:name="Tabelle16" table:style-name="Tabelle16"><table:table-column table:style-name="Tabelle16.A"/><table:table-column table:style-name="Tabelle16.B"/><table:table-row><table:table-cell table:style-name="Tabelle16.A1" office:value-type="string"><text:p text:style-name="P1">Name</text:p></table:table-cell><table:table-cell table:style-name="Tabelle16.B1" office:value-type="string"><text:p text:style-name="P3"/></table:table-cell></table:table-row><table:table-row><table:table-cell table:style-name="Tabelle16.A2" office:value-type="string"><text:p text:style-name="P1">Energiekosten</text:p></table:table-cell><table:table-cell table:style-name="Tabelle16.B2" office:value-type="string"><text:p text:style-name="P1">Funktion</text:p></table:table-cell></table:table-row><table:table-row><table:table-cell table:style-name="Tabelle16.A2" office:value-type="string"><text:p text:style-name="P1">Raumnummer</text:p></table:table-cell><table:table-cell table:style-name="Tabelle16.B3" office:value-type="string"><text:p text:style-name="P3"/></table:table-cell></table:table-row></table:table><text:p text:style-name="Frame_20_contents"/></draw:text-box></draw:frame><draw:frame draw:style-name="fr1" draw:name="Rahmen15" text:anchor-type="paragraph" svg:x="9.601cm" svg:y="15.649cm" svg:width="9.4cm" draw:z-index="13"><draw:text-box fo:min-height="1.93cm"><table:table table:name="Tabelle15" table:style-name="Tabelle15"><table:table-column table:style-name="Tabelle15.A"/><table:table-column table:style-name="Tabelle15.B"/><table:table-row><table:table-cell table:style-name="Tabelle15.A1" office:value-type="string"><text:p text:style-name="P1">Name</text:p></table:table-cell><table:table-cell table:style-name="Tabelle15.B1" office:value-type="string"><text:p text:style-name="P3"/></table:table-cell></table:table-row><table:table-row><table:table-cell table:style-name="Tabelle15.A2" office:value-type="string"><text:p text:style-name="P1">Energiekosten</text:p></table:table-cell><table:table-cell table:style-name="Tabelle15.B2" office:value-type="string"><text:p text:style-name="P1">Funktion</text:p></table:table-cell></table:table-row><table:table-row><table:table-cell table:style-name="Tabelle15.A2" office:value-type="string"><text:p text:style-name="P1">Raumnummer</text:p></table:table-cell><table:table-cell table:style-name="Tabelle15.B3" office:value-type="string"><text:p text:style-name="P3"/></table:table-cell></table:table-row></table:table><text:p text:style-name="Frame_20_contents"/></draw:text-box></draw:frame><draw:frame draw:style-name="fr1" draw:name="Rahmen14" text:anchor-type="paragraph" svg:x="9.601cm" svg:y="13.45cm" svg:width="9.4cm" draw:z-index="12"><draw:text-box fo:min-height="1.93cm"><table:table table:name="Tabelle14" table:style-name="Tabelle14"><table:table-column table:style-name="Tabelle14.A"/><table:table-column table:style-name="Tabelle14.B"/><table:table-row><table:table-cell table:style-name="Tabelle14.A1" office:value-type="string"><text:p text:style-name="P1">Name</text:p></table:table-cell><table:table-cell table:style-name="Tabelle14.B1" office:value-type="string"><text:p text:style-name="P3"/></table:table-cell></table:table-row><table:table-row><table:table-cell table:style-name="Tabelle14.A2" office:value-type="string"><text:p text:style-name="P1">Energiekosten</text:p></table:table-cell><table:table-cell table:style-name="Tabelle14.B2" office:value-type="string"><text:p text:style-name="P1">Funktion</text:p></table:table-cell></table:table-row><table:table-row><table:table-cell table:style-name="Tabelle14.A2" office:value-type="string"><text:p text:style-name="P1">Raumnummer</text:p></table:table-cell><table:table-cell table:style-name="Tabelle14.B3" office:value-type="string"><text:p text:style-name="P3"/></table:table-cell></table:table-row></table:table><text:p text:style-name="Frame_20_contents"/></draw:text-box></draw:frame><draw:frame draw:style-name="fr1" draw:name="Rahmen13" text:anchor-type="paragraph" svg:x="0cm" svg:y="13.45cm" svg:width="9.4cm" draw:z-index="11"><draw:text-box fo:min-height="1.93cm"><table:table table:name="Tabelle13" table:style-name="Tabelle13"><table:table-column table:style-name="Tabelle13.A"/><table:table-column table:style-name="Tabelle13.B"/><table:table-row><table:table-cell table:style-name="Tabelle13.A1" office:value-type="string"><text:p text:style-name="P1">Name</text:p></table:table-cell><table:table-cell table:style-name="Tabelle13.B1" office:value-type="string"><text:p text:style-name="P3"/></table:table-cell></table:table-row><table:table-row><table:table-cell table:style-name="Tabelle13.A2" office:value-type="string"><text:p text:style-name="P1">Energiekosten</text:p></table:table-cell><table:table-cell table:style-name="Tabelle13.B2" office:value-type="string"><text:p text:style-name="P1">Funktion</text:p></table:table-cell></table:table-row><table:table-row><table:table-cell table:style-name="Tabelle13.A2" office:value-type="string"><text:p text:style-name="P1">Raumnummer</text:p></table:table-cell><table:table-cell table:style-name="Tabelle13.B3" office:value-type="string"><text:p text:style-name="P3"/></table:table-cell></table:table-row></table:table><text:p text:style-name="Frame_20_contents"/></draw:text-box></draw:frame><draw:frame draw:style-name="fr1" draw:name="Rahmen12" text:anchor-type="paragraph" svg:x="0cm" svg:y="11.25cm" svg:width="9.4cm" draw:z-index="10"><draw:text-box fo:min-height="1.93cm"><table:table table:name="Tabelle12" table:style-name="Tabelle12"><table:table-column table:style-name="Tabelle12.A"/><table:table-column table:style-name="Tabelle12.B"/><table:table-row><table:table-cell table:style-name="Tabelle12.A1" office:value-type="string"><text:p text:style-name="P1">Name</text:p></table:table-cell><table:table-cell table:style-name="Tabelle12.B1" office:value-type="string"><text:p text:style-name="P3"/></table:table-cell></table:table-row><table:table-row><table:table-cell table:style-name="Tabelle12.A2" office:value-type="string"><text:p text:style-name="P1">Energiekosten</text:p></table:table-cell><table:table-cell table:style-name="Tabelle12.B2" office:value-type="string"><text:p text:style-name="P1">Funktion</text:p></table:table-cell></table:table-row><table:table-row><table:table-cell table:style-name="Tabelle12.A2" office:value-type="string"><text:p text:style-name="P1">Raumnummer</text:p></table:table-cell><table:table-cell table:style-name="Tabelle12.B3" office:value-type="string"><text:p text:style-name="P3"/></table:table-cell></table:table-row></table:table><text:p text:style-name="Frame_20_contents"/></draw:text-box></draw:frame><draw:frame draw:style-name="fr1" draw:name="Rahmen11" text:anchor-type="paragraph" svg:x="9.601cm" svg:y="11.25cm" svg:width="9.4cm" draw:z-index="9"><draw:text-box fo:min-height="1.93cm"><table:table table:name="Tabelle11" table:style-name="Tabelle11"><table:table-column table:style-name="Tabelle11.A"/><table:table-column table:style-name="Tabelle11.B"/><table:table-row><table:table-cell table:style-name="Tabelle11.A1" office:value-type="string"><text:p text:style-name="P1">Name</text:p></table:table-cell><table:table-cell table:style-name="Tabelle11.B1" office:value-type="string"><text:p text:style-name="P3"/></table:table-cell></table:table-row><table:table-row><table:table-cell table:style-name="Tabelle11.A2" office:value-type="string"><text:p text:style-name="P1">Energiekosten</text:p></table:table-cell><table:table-cell table:style-name="Tabelle11.B2" office:value-type="string"><text:p text:style-name="P1">Funktion</text:p></table:table-cell></table:table-row><table:table-row><table:table-cell table:style-name="Tabelle11.A2" office:value-type="string"><text:p text:style-name="P1">Raumnummer</text:p></table:table-cell><table:table-cell table:style-name="Tabelle11.B3" office:value-type="string"><text:p text:style-name="P3"/></table:table-cell></table:table-row></table:table><text:p text:style-name="Frame_20_contents"/></draw:text-box></draw:frame><draw:frame draw:style-name="fr1" draw:name="Rahmen10" text:anchor-type="paragraph" svg:x="9.601cm" svg:y="9.051cm" svg:width="9.4cm" draw:z-index="8"><draw:text-box fo:min-height="1.93cm"><table:table table:name="Tabelle10" table:style-name="Tabelle10"><table:table-column table:style-name="Tabelle10.A"/><table:table-column table:style-name="Tabelle10.B"/><table:table-row><table:table-cell table:style-name="Tabelle10.A1" office:value-type="string"><text:p text:style-name="P1">Name</text:p></table:table-cell><table:table-cell table:style-name="Tabelle10.B1" office:value-type="string"><text:p text:style-name="P3"/></table:table-cell></table:table-row><table:table-row><table:table-cell table:style-name="Tabelle10.A2" office:value-type="string"><text:p text:style-name="P1">Energiekosten</text:p></table:table-cell><table:table-cell table:style-name="Tabelle10.B2" office:value-type="string"><text:p text:style-name="P1">Funktion</text:p></table:table-cell></table:table-row><table:table-row><table:table-cell table:style-name="Tabelle10.A2" office:value-type="string"><text:p text:style-name="P1">Raumnummer</text:p></table:table-cell><table:table-cell table:style-name="Tabelle10.B3" office:value-type="string"><text:p text:style-name="P3"/></table:table-cell></table:table-row></table:table><text:p text:style-name="Frame_20_contents"/></draw:text-box></draw:frame><draw:frame draw:style-name="fr1" draw:name="Rahmen9" text:anchor-type="paragraph" svg:x="0cm" svg:y="9.051cm" svg:width="9.4cm" draw:z-index="7"><draw:text-box fo:min-height="1.93cm"><table:table table:name="Tabelle9" table:style-name="Tabelle9"><table:table-column table:style-name="Tabelle9.A"/><table:table-column table:style-name="Tabelle9.B"/><table:table-row><table:table-cell table:style-name="Tabelle9.A1" office:value-type="string"><text:p text:style-name="P1">Name</text:p></table:table-cell><table:table-cell table:style-name="Tabelle9.B1" office:value-type="string"><text:p text:style-name="P3"/></table:table-cell></table:table-row><table:table-row><table:table-cell table:style-name="Tabelle9.A2" office:value-type="string"><text:p text:style-name="P1">Energiekosten</text:p></table:table-cell><table:table-cell table:style-name="Tabelle9.B2" office:value-type="string"><text:p text:style-name="P1">Funktion</text:p></table:table-cell></table:table-row><table:table-row><table:table-cell table:style-name="Tabelle9.A2" office:value-type="string"><text:p text:style-name="P1">Raumnummer</text:p></table:table-cell><table:table-cell table:style-name="Tabelle9.B3" office:value-type="string"><text:p text:style-name="P3"/></table:table-cell></table:table-row></table:table><text:p text:style-name="Frame_20_contents"/></draw:text-box></draw:frame><draw:frame draw:style-name="fr1" draw:name="Rahmen8" text:anchor-type="paragraph" svg:x="9.601cm" svg:y="6.849cm" svg:width="9.4cm" draw:z-index="6"><draw:text-box fo:min-height="1.93cm"><table:table table:name="Tabelle8" table:style-name="Tabelle8"><table:table-column table:style-name="Tabelle8.A"/><table:table-column table:style-name="Tabelle8.B"/><table:table-row><table:table-cell table:style-name="Tabelle8.A1" office:value-type="string"><text:p text:style-name="P1">Name</text:p></table:table-cell><table:table-cell table:style-name="Tabelle8.B1" office:value-type="string"><text:p text:style-name="P3"/></table:table-cell></table:table-row><table:table-row><table:table-cell table:style-name="Tabelle8.A2" office:value-type="string"><text:p text:style-name="P1">Energiekosten</text:p></table:table-cell><table:table-cell table:style-name="Tabelle8.B2" office:value-type="string"><text:p text:style-name="P1">Funktion</text:p></table:table-cell></table:table-row><table:table-row><table:table-cell table:style-name="Tabelle8.A2" office:value-type="string"><text:p text:style-name="P1">Raumnummer</text:p></table:table-cell><table:table-cell table:style-name="Tabelle8.B3" office:value-type="string"><text:p text:style-name="P3"/></table:table-cell></table:table-row></table:table><text:p text:style-name="Frame_20_contents"/></draw:text-box></draw:frame><draw:frame draw:style-name="fr1" draw:name="Rahmen7" text:anchor-type="paragraph" svg:x="0cm" svg:y="6.849cm" svg:width="9.4cm" draw:z-index="5"><draw:text-box fo:min-height="1.93cm"><table:table table:name="Tabelle7" table:style-name="Tabelle7"><table:table-column table:style-name="Tabelle7.A"/><table:table-column table:style-name="Tabelle7.B"/><table:table-row><table:table-cell table:style-name="Tabelle7.A1" office:value-type="string"><text:p text:style-name="P1">Name</text:p></table:table-cell><table:table-cell table:style-name="Tabelle7.B1" office:value-type="string"><text:p text:style-name="P3"/></table:table-cell></table:table-row><table:table-row><table:table-cell table:style-name="Tabelle7.A2" office:value-type="string"><text:p text:style-name="P1">Energiekosten</text:p></table:table-cell><table:table-cell table:style-name="Tabelle7.B2" office:value-type="string"><text:p text:style-name="P1">Funktion</text:p></table:table-cell></table:table-row><table:table-row><table:table-cell table:style-name="Tabelle7.A2" office:value-type="string"><text:p text:style-name="P1">Raumnummer</text:p></table:table-cell><table:table-cell table:style-name="Tabelle7.B3" office:value-type="string"><text:p text:style-name="P3"/></table:table-cell></table:table-row></table:table><text:p text:style-name="Frame_20_contents"/></draw:text-box></draw:frame><draw:frame draw:style-name="fr1" draw:name="Rahmen6" text:anchor-type="paragraph" svg:x="9.601cm" svg:y="4.65cm" svg:width="9.4cm" draw:z-index="4"><draw:text-box fo:min-height="1.93cm"><table:table table:name="Tabelle6" table:style-name="Tabelle6"><table:table-column table:style-name="Tabelle6.A"/><table:table-column table:style-name="Tabelle6.B"/><table:table-row><table:table-cell table:style-name="Tabelle6.A1" office:value-type="string"><text:p text:style-name="P1">Name</text:p></table:table-cell><table:table-cell table:style-name="Tabelle6.B1" office:value-type="string"><text:p text:style-name="P3"/></table:table-cell></table:table-row><table:table-row><table:table-cell table:style-name="Tabelle6.A2" office:value-type="string"><text:p text:style-name="P1">Energiekosten</text:p></table:table-cell><table:table-cell table:style-name="Tabelle6.B2" office:value-type="string"><text:p text:style-name="P1">Funktion</text:p></table:table-cell></table:table-row><table:table-row><table:table-cell table:style-name="Tabelle6.A2" office:value-type="string"><text:p text:style-name="P1">Raumnummer</text:p></table:table-cell><table:table-cell table:style-name="Tabelle6.B3" office:value-type="string"><text:p text:style-name="P3"/></table:table-cell></table:table-row></table:table><text:p text:style-name="Frame_20_contents"/></draw:text-box></draw:frame><draw:frame draw:style-name="fr1" draw:name="Rahmen5" text:anchor-type="paragraph" svg:x="0cm" svg:y="4.65cm" svg:width="9.4cm" draw:z-index="3"><draw:text-box fo:min-height="1.93cm"><table:table table:name="Tabelle5" table:style-name="Tabelle5"><table:table-column table:style-name="Tabelle5.A"/><table:table-column table:style-name="Tabelle5.B"/><table:table-row><table:table-cell table:style-name="Tabelle5.A1" office:value-type="string"><text:p text:style-name="P1">Name</text:p></table:table-cell><table:table-cell table:style-name="Tabelle5.B1" office:value-type="string"><text:p text:style-name="P3"/></table:table-cell></table:table-row><table:table-row><table:table-cell table:style-name="Tabelle5.A2" office:value-type="string"><text:p text:style-name="P1">Energiekosten</text:p></table:table-cell><table:table-cell table:style-name="Tabelle5.B2" office:value-type="string"><text:p text:style-name="P1">Funktion</text:p></table:table-cell></table:table-row><table:table-row><table:table-cell table:style-name="Tabelle5.A2" office:value-type="string"><text:p text:style-name="P1">Raumnummer</text:p></table:table-cell><table:table-cell table:style-name="Tabelle5.B3" office:value-type="string"><text:p text:style-name="P3"/></table:table-cell></table:table-row></table:table><text:p text:style-name="Frame_20_contents"/></draw:text-box></draw:frame><draw:frame draw:style-name="fr1" draw:name="Rahmen4" text:anchor-type="paragraph" svg:x="9.601cm" svg:y="2.45cm" svg:width="9.4cm" draw:z-index="2"><draw:text-box fo:min-height="1.93cm"><table:table table:name="Tabelle4" table:style-name="Tabelle4"><table:table-column table:style-name="Tabelle4.A"/><table:table-column table:style-name="Tabelle4.B"/><table:table-row><table:table-cell table:style-name="Tabelle4.A1" office:value-type="string"><text:p text:style-name="P1">Name</text:p></table:table-cell><table:table-cell table:style-name="Tabelle4.B1" office:value-type="string"><text:p text:style-name="P3"/></table:table-cell></table:table-row><table:table-row><table:table-cell table:style-name="Tabelle4.A2" office:value-type="string"><text:p text:style-name="P1">Energiekosten</text:p></table:table-cell><table:table-cell table:style-name="Tabelle4.B2" office:value-type="string"><text:p text:style-name="P1">Funktion</text:p></table:table-cell></table:table-row><table:table-row><table:table-cell table:style-name="Tabelle4.A2" office:value-type="string"><text:p text:style-name="P1">Raumnummer</text:p></table:table-cell><table:table-cell table:style-name="Tabelle4.B3" office:value-type="string"><text:p text:style-name="P3"/></table:table-cell></table:table-row></table:table><text:p text:style-name="Frame_20_contents"/></draw:text-box></draw:frame><draw:frame draw:style-name="fr1" draw:name="Rahmen2" text:anchor-type="paragraph" svg:x="0cm" svg:y="2.45cm" svg:width="9.4cm" draw:z-index="1"><draw:text-box fo:min-height="1.93cm"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1">Name</text:p></table:table-cell><table:table-cell table:style-name="Tabelle3.B1" office:value-type="string"><text:p text:style-name="P3"/></table:table-cell></table:table-row><table:table-row><table:table-cell table:style-name="Tabelle3.A2" office:value-type="string"><text:p text:style-name="P1">Energiekosten</text:p></table:table-cell><table:table-cell table:style-name="Tabelle3.B2" office:value-type="string"><text:p text:style-name="P1">Funktion</text:p></table:table-cell></table:table-row><table:table-row><table:table-cell table:style-name="Tabelle3.A2" office:value-type="string"><text:p text:style-name="P1">Raumnummer</text:p></table:table-cell><table:table-cell table:style-name="Tabelle3.B3" office:value-type="string"><text:p text:style-name="P3"/></table:table-cell></table:table-row></table:table><text:p text:style-name="Frame_20_contents"/></draw:text-box></draw:frame><draw:frame draw:style-name="fr1" draw:name="Rahmen3" text:anchor-type="paragraph" svg:x="0cm" svg:y="0.25cm" svg:width="19.001cm" draw:z-index="0"><draw:text-box fo:min-height="1.93cm"><table:table table:name="Tabelle1" table:style-name="Tabelle1"><table:table-column table:style-name="Tabelle1.A"/><table:table-column table:style-name="Tabelle1.B"/><table:table-column table:style-name="Tabelle1.C"/><table:table-row><table:table-cell table:style-name="Tabelle1.A1" table:number-rows-spanned="2" office:value-type="string"><text:p text:style-name="P7">Zusammenfassung</text:p></table:table-cell><table:table-cell table:style-name="Tabelle1.B1" office:value-type="string"><text:p text:style-name="P6">Raumanzahl</text:p></table:table-cell><table:table-cell table:style-name="Tabelle1.A1" office:value-type="string"><text:p text:style-name="P6">Energiekosten</text:p></table:table-cell></table:table-row><table:table-row><table:covered-table-cell/><table:table-cell table:style-name="Tabelle1.B2" office:value-type="string"><text:p text:style-name="P6"/></table:table-cell><table:table-cell table:style-name="Tabelle1.A2" office:value-type="string"><text:p text:style-name="P6"/></table:table-cell></table:table-row><table:table-row table:style-name="Tabelle1.3"><table:table-cell table:style-name="Tabelle1.A2" office:value-type="string"><text:p text:style-name="P3">Besonderheiten</text:p><text:p text:style-name="P3">durch Schiffstyp</text:p></table:table-cell><table:table-cell table:style-name="Tabelle1.A2" table:number-columns-spanned="2" office:value-type="string"><text:p text:style-name="P6"/></table:table-cell><table:covered-table-cell/></table:table-row></table:table><text:p text:style-name="Frame_20_contents"/><text:p text:style-name="Frame_20_contents"/><text:p text:style-name="Frame_20_contents"/><text:p text:style-name="Frame_20_contents"/></draw:text-box></draw:frame><draw:frame draw:style-name="fr1" draw:name="Rahmen21" text:anchor-type="paragraph" svg:x="0cm" svg:y="22.25cm" svg:width="9.4cm" draw:z-index="20"><draw:text-box fo:min-height="1.93cm"><table:table table:name="Tabelle21" table:style-name="Tabelle21"><table:table-column table:style-name="Tabelle21.A"/><table:table-column table:style-name="Tabelle21.B"/><table:table-row><table:table-cell table:style-name="Tabelle21.A1" office:value-type="string"><text:p text:style-name="P2">Name</text:p></table:table-cell><table:table-cell table:style-name="Tabelle21.B1" office:value-type="string"><text:p text:style-name="P4"/></table:table-cell></table:table-row><table:table-row><table:table-cell table:style-name="Tabelle21.A2" office:value-type="string"><text:p text:style-name="P2">Energiekosten</text:p></table:table-cell><table:table-cell table:style-name="Tabelle21.B2" office:value-type="string"><text:p text:style-name="P2">Funktion</text:p></table:table-cell></table:table-row><table:table-row><table:table-cell table:style-name="Tabelle21.A2" office:value-type="string"><text:p text:style-name="P2">Raumnummer</text:p></table:table-cell><table:table-cell table:style-name="Tabelle21.B3" office:value-type="string"><text:p text:style-name="P4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0M6S</meta:editing-duration>
    <meta:editing-cycles>62</meta:editing-cycles>
    <meta:generator>OpenOffice/4.1.3$Win32 OpenOffice.org_project/413m1$Build-9783</meta:generator>
    <dc:date>2018-05-30T17:06:01.64</dc:date>
    <meta:document-statistic meta:table-count="21" meta:image-count="0" meta:object-count="0" meta:page-count="1" meta:paragraph-count="86" meta:word-count="92" meta:character-count="790"/>
    <meta:user-defined meta:name="Info 1"/>
    <meta:user-defined meta:name="Info 2"/>
    <meta:user-defined meta:name="Info 3"/>
    <meta:user-defined meta:name="Info 4"/>
  </office:meta>
</office:document-meta>
</file>